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653cm" fo:margin-top="0cm" fo:margin-bottom="0cm" table:align="center" style:writing-mode="lr-tb"/>
    </style:style>
    <style:style style:name="Table1.A" style:family="table-column">
      <style:table-column-properties style:column-width="3.23cm"/>
    </style:style>
    <style:style style:name="Table1.B" style:family="table-column">
      <style:table-column-properties style:column-width="12.4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653cm" fo:margin-top="0cm" fo:margin-bottom="0cm" table:align="center" style:writing-mode="lr-tb"/>
    </style:style>
    <style:style style:name="Table1.A" style:family="table-column">
      <style:table-column-properties style:column-width="3.23cm"/>
    </style:style>
    <style:style style:name="Table1.B" style:family="table-column">
      <style:table-column-properties style:column-width="12.4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List_20_Paragraph" style:list-style-name="WWNum1"/>
    <style:style style:name="P4" style:family="paragraph" style:parent-style-name="Standard">
      <style:paragraph-properties fo:margin-left="1.27cm"/>
    </style:style>
    <style:style style:name="P5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/>
    </style:style>
    <style:style style:name="P6" style:family="paragraph" style:parent-style-name="List_20_Paragraph">
      <style:text-properties fo:font-weight="bold" style:font-weight-asian="bold" style:font-weight-complex="bold"/>
    </style:style>
    <style:style style:name="P7" style:family="paragraph" style:parent-style-name="List_20_Paragraph" style:list-style-name="WWNum7"/>
    <style:style style:name="P8" style:family="paragraph" style:parent-style-name="List_20_Paragraph">
      <style:paragraph-properties fo:margin-left="2.54cm"/>
    </style:style>
    <style:style style:name="P9" style:family="paragraph" style:parent-style-name="Standard">
      <style:paragraph-properties fo:margin-left="9.525cm"/>
      <style:text-properties fo:color="#365f91" loext:opacity="100%" fo:font-size="14pt" style:font-name-asian="F" style:font-size-asian="14pt" style:font-name-complex="F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10" style:family="paragraph" style:parent-style-name="Heading_20_3">
      <style:paragraph-properties fo:margin-top="0cm" fo:margin-bottom="0.141cm" style:contextual-spacing="false" fo:text-align="center" style:justify-single-word="false" fo:break-before="page"/>
    </style:style>
    <style:style style:name="P11" style:family="paragraph" style:parent-style-name="List_20_Paragraph" style:list-style-name="WWNum2"/>
    <style:style style:name="P12" style:family="paragraph" style:parent-style-name="Standard">
      <style:paragraph-properties fo:text-indent="1.27cm" style:auto-text-indent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List_20_Paragraph" style:list-style-name="WWNum3"/>
    <style:style style:name="T1" style:family="text">
      <style:text-properties fo:font-family="'Segoe UI Symbol'" style:font-family-generic="swiss" style:font-pitch="variable" style:font-family-complex="'Segoe UI Symbol'" style:font-family-generic-complex="system" style:font-pitch-complex="variable"/>
    </style:style>
    <style:style style:name="T2" style:family="text">
      <style:text-properties fo:font-family="Calibri" style:font-family-generic="swiss" style:font-pitch="variable" style:font-name-complex="Calibri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65f91" loext:opacity="100%" fo:font-size="14pt" style:font-name-asian="F" style:font-size-asian="14pt" style:font-name-complex="F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Μελέτη υπάρχουσας κατάστασης</text:h>
      <text:h text:style-name="P2" text:outline-level="3">ΜΕΡΟΣ Α – Κατανόηση Τοπικών Αναγκών</text:h>
      <text:list text:style-name="WWNum1">
        <text:list-item>
          <text:p text:style-name="P3">Ποιοι ζουν ή κινούνται στην περιοχή;</text:p>
        </text:list-item>
      </text:list>
      <text:p text:style-name="P4"><text:span text:style-name="T1">☐</text:span> Μαθητές<text:line-break/><text:span text:style-name="T1">☐</text:span> <text:span text:style-name="T2">Ηλικιωμένοι</text:span><text:line-break/><text:span text:style-name="T1">☐</text:span> <text:span text:style-name="T2">Αθλητές</text:span><text:line-break/><text:span text:style-name="T1">☐</text:span> <text:span text:style-name="T2">Τουρίστες</text:span><text:line-break/><text:span text:style-name="T1">☐</text:span> <text:span text:style-name="T2">Καταστηματάρχες</text:span><text:line-break/><text:span text:style-name="T1">☐</text:span> <text:span text:style-name="T2">Άλλοι</text:span>: __________</text:p>
      <text:list text:continue-numbering="true" text:style-name="WWNum1">
        <text:list-item>
          <text:p text:style-name="P3">Ποιες δραστηριότητες πραγματοποιούνται καθημερινά στην περιοχή της Πειραϊκής;</text:p>
        </text:list-item>
      </text:list>
      <text:p text:style-name="Standard"/>
      <text:list text:continue-numbering="true" text:style-name="WWNum1">
        <text:list-item>
          <text:p text:style-name="P3">Ποια προβλήματα μπορεί να αντιμετωπίζουν όσοι ζουν ή κινούνται στην περιοχή;</text:p>
        </text:list-item>
      </text:list>
      <text:p text:style-name="Standard"/>
      <text:list text:continue-numbering="true" text:style-name="WWNum1">
        <text:list-item>
          <text:p text:style-name="P3">Ποιες ώρες υπάρχει μεγαλύτερη κίνηση; Τι είδους οχήματα ή πλοία κυκλοφορούν;</text:p>
        </text:list-item>
      </text:list>
      <text:p text:style-name="Standard"/>
      <text:list text:continue-numbering="true" text:style-name="WWNum1">
        <text:list-item>
          <text:p text:style-name="P3">Ποια από τα παρακάτω παρατηρείτε στην περιοχή μας:</text:p>
        </text:list-item>
      </text:list>
      <text:p text:style-name="List_20_Paragraph"/>
      <text:p text:style-name="List_20_Paragraph"><text:span text:style-name="T1">☐</text:span> Έντονος θόρυβος<text:line-break/><text:span text:style-name="T1">☐</text:span> <text:span text:style-name="T2">Καυσαέρια</text:span><text:line-break/><text:span text:style-name="T1">☐</text:span> <text:span text:style-name="T2">Δυσφορία</text:span> <text:span text:style-name="T2">λόγω</text:span> <text:span text:style-name="T2">ζέστης</text:span><text:line-break/><text:span text:style-name="T1">☐</text:span> <text:span text:style-name="T2">Έλλειψη</text:span> χώρων με σκίαση <text:span text:style-name="T2"><text:s/></text:span><text:line-break/><text:span text:style-name="T1">☐</text:span> <text:span text:style-name="T2">Έλλειψη</text:span> <text:span text:style-name="T2">ενημέρωσης</text:span> <text:span text:style-name="T2">πολιτών</text:span><text:line-break/><text:span text:style-name="T1">☐</text:span> <text:span text:style-name="T2">Άλλο</text:span>: __________</text:p>
      <text:p text:style-name="List_20_Paragraph"/>
      <text:p text:style-name="List_20_Paragraph">Ποιο από αυτά εμφανίζεται συχνότερα;</text:p>
      <text:p text:style-name="List_20_Paragraph"/>
      <text:p text:style-name="List_20_Paragraph"/>
      <text:list text:continue-numbering="true" text:style-name="WWNum1">
        <text:list-item>
          <text:p text:style-name="P3">Ποιοι επηρεάζονται από αυτά τα προβλήματα και με ποιο τρόπο;</text:p>
        </text:list-item>
      </text:list>
      <text:p text:style-name="List_20_Paragraph"><draw:frame draw:style-name="fr1" draw:name="Frame1" text:anchor-type="paragraph" svg:y="0.242cm" svg:width="15.653cm" draw:z-index="1" loext:may-break-between-pages="true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5" loext:marker-style-name="T3"><text:span text:style-name="T3">Ομάδα</text:span></text:p></table:table-cell><table:table-cell table:style-name="Table1.A1" office:value-type="string"><text:p text:style-name="P5" loext:marker-style-name="T3"><text:span text:style-name="T3">Πως επηρεάζονται</text:span></text:p></table:table-cell></table:table-row><table:table-row table:style-name="Table1.1"><table:table-cell table:style-name="Table1.A1" office:value-type="string"><text:p text:style-name="P5">Παιδιά</text:p><text:p text:style-name="P5"/></table:table-cell><table:table-cell table:style-name="Table1.A1" office:value-type="string"><text:p text:style-name="P5"/></table:table-cell></table:table-row><table:table-row table:style-name="Table1.1"><table:table-cell table:style-name="Table1.A1" office:value-type="string"><text:p text:style-name="P5">Ηλικιωμένοι</text:p><text:p text:style-name="P5"/></table:table-cell><table:table-cell table:style-name="Table1.A1" office:value-type="string"><text:p text:style-name="P5"/></table:table-cell></table:table-row><table:table-row table:style-name="Table1.1"><table:table-cell table:style-name="Table1.A1" office:value-type="string"><text:p text:style-name="P5">Αθλητές</text:p><text:p text:style-name="P5"/></table:table-cell><table:table-cell table:style-name="Table1.A1" office:value-type="string"><text:p text:style-name="P5"/></table:table-cell></table:table-row><table:table-row table:style-name="Table1.1"><table:table-cell table:style-name="Table1.A1" office:value-type="string"><text:p text:style-name="P5">Τουρίστες</text:p></table:table-cell><table:table-cell table:style-name="Table1.A1" office:value-type="string"><text:p text:style-name="P5"/></table:table-cell></table:table-row><table:table-row table:style-name="Table1.1"><table:table-cell table:style-name="Table1.A1" office:value-type="string"><text:p text:style-name="P5">Καταστηματάρχες</text:p></table:table-cell><table:table-cell table:style-name="Table1.A1" office:value-type="string"><text:p text:style-name="P5"/></table:table-cell></table:table-row><table:table-row table:style-name="Table1.1"><table:table-cell table:style-name="Table1.A1" office:value-type="string"><text:p text:style-name="P5"/></table:table-cell><table:table-cell table:style-name="Table1.A1" office:value-type="string"><text:p text:style-name="P5"/></table:table-cell></table:table-row><table:table-row table:style-name="Table1.1"><table:table-cell table:style-name="Table1.A1" office:value-type="string"><text:p text:style-name="P5"/></table:table-cell><table:table-cell table:style-name="Table1.A1" office:value-type="string"><text:p text:style-name="P5"/></table:table-cell></table:table-row></table:table></draw:text-box></draw:frame><text:soft-page-break/></text:p>
      <text:p text:style-name="P6" loext:marker-style-name="T3"/>
      <text:list xml:id="list120905322318824" text:continue-numbering="true" text:style-name="WWNum1">
        <text:list-item>
          <text:p text:style-name="P3">Υπάρχουσες υποδομές:</text:p>
        </text:list-item>
      </text:list>
      <text:list text:style-name="WWNum7">
        <text:list-item>
          <text:list>
            <text:list-item>
              <text:p text:style-name="P7">Υπάρχει σήμερα κάποιο σύστημα μέτρησης των καιρικών συνθηκών ή της ρύπανσης;</text:p>
            </text:list-item>
          </text:list>
        </text:list-item>
      </text:list>
      <text:p text:style-name="P8"/>
      <text:p text:style-name="P8"/>
      <text:list text:continue-numbering="true" text:style-name="WWNum7">
        <text:list-item>
          <text:list>
            <text:list-item>
              <text:p text:style-name="P7">Υπάρχει ενημέρωση πολιτών;</text:p>
            </text:list-item>
          </text:list>
        </text:list-item>
      </text:list>
      <text:p text:style-name="P8"/>
      <text:p text:style-name="P8"/>
      <text:list text:continue-numbering="true" text:style-name="WWNum7">
        <text:list-item>
          <text:list>
            <text:list-item>
              <text:p text:style-name="P7">Υπάρχουν έξυπνες υποδομές;</text:p>
              <text:list>
                <text:list-item>
                  <text:p text:style-name="P7">Αν ναι, ποιες είναι οι αδυναμίες τους;</text:p>
                </text:list-item>
              </text:list>
            </text:list-item>
          </text:list>
        </text:list-item>
      </text:list>
      <text:p text:style-name="P8"/>
      <text:p text:style-name="P8"/>
      <text:h text:style-name="P2" text:outline-level="3">ΜΕΡΟΣ Β – Ορισμός Προβλήματος ή Ανάγκης</text:h>
      <text:list text:continue-list="list120905322318824" text:style-name="WWNum1">
        <text:list-item>
          <text:p text:style-name="P3">Συμπληρώστε:</text:p>
        </text:list-item>
      </text:list>
      <text:p text:style-name="P4">Το βασικό πρόβλημα της περιοχής είναι ότι</text:p>
      <text:p text:style-name="P4"/>
      <text:p text:style-name="P4"/>
      <text:p text:style-name="P4">Αυτό συμβαίνει επειδή</text:p>
      <text:p text:style-name="P4"/>
      <text:p text:style-name="P4"/>
      <text:p text:style-name="P4">Οι συνέπειες είναι</text:p>
      <text:p text:style-name="P4"/>
      <text:p text:style-name="P4"/>
      <text:h text:style-name="P2" text:outline-level="3">ΜΕΡΟΣ Γ – Προτεινόμενη Λύση</text:h>
      <text:list text:continue-numbering="true" text:style-name="WWNum1">
        <text:list-item>
          <text:p text:style-name="P3">Τι υποδομές θα θέλατε να υπήρχαν στην περιοχή που να δίνουν λύση στο πρόβλημα που επισημάνατε; Περιγράψτε την ιδέα σας.</text:p>
        </text:list-item>
      </text:list>
      <text:p text:style-name="List_20_Paragraph"/>
      <text:p text:style-name="P9" loext:marker-style-name="T4"/>
      <text:h text:style-name="P10" text:outline-level="3">ΜΕΡΟΣ Δ – Σχεδιασμός Έξυπνης Παρέμβασης</text:h>
      <text:p text:style-name="Standard" loext:marker-style-name="T3"><text:span text:style-name="T3">ΣΤΑΘΜΟΣ ΡΥΠΑΝΣΗΣ</text:span><text:span text:style-name="T3"/></text:p>
      <text:list text:style-name="WWNum2">
        <text:list-item>
          <text:p text:style-name="P11">Αν τα επίπεδα ρύπανσης είναι υψηλά, τι μπορεί να συμβεί;</text:p>
        </text:list-item>
      </text:list>
      <text:p text:style-name="List_20_Paragraph"/>
      <text:p text:style-name="List_20_Paragraph"/>
      <text:p text:style-name="List_20_Paragraph"/>
      <text:list text:continue-numbering="true" text:style-name="WWNum2">
        <text:list-item>
          <text:p text:style-name="P11">Πώς μπορεί να ενημερώσει την κοινότητα;</text:p>
        </text:list-item>
      </text:list>
      <text:p text:style-name="P4"><text:span text:style-name="T1">☐</text:span> Ηχητική ειδοποίηση<text:line-break/><text:span text:style-name="T1">☐</text:span> <text:span text:style-name="T2">Οθόνη</text:span> <text:span text:style-name="T2">ενημέρωσης</text:span><text:line-break/><text:span text:style-name="T1">☐</text:span> <text:span text:style-name="T2">Εφαρμογή</text:span><text:line-break/><text:span text:style-name="T1">☐</text:span> <text:span text:style-name="T2">Άλλο</text:span>: __________</text:p>
      <text:p text:style-name="P4"/>
      <text:list text:continue-numbering="true" text:style-name="WWNum2">
        <text:list-item>
          <text:p text:style-name="P11">Προτείνετε μια υπηρεσία:</text:p>
        </text:list-item>
      </text:list>
      <text:p text:style-name="P4">Παράδειγμα:<text:line-break/>"Όταν η ρύπανση ξεπερνά τα όρια, ενημερώνουμε τα σχολεία να περιορίσουν την άσκηση."</text:p>
      <text:p text:style-name="P12">Η δική σας ιδέα:</text:p>
      <text:p text:style-name="P12"/>
      <text:p text:style-name="P12"/>
      <text:p text:style-name="P12"/>
      <text:p text:style-name="Standard" loext:marker-style-name="T3"><text:span text:style-name="T3">ΜΕΤΕΩΡΟΛΟΓΙΚΟΣ ΣΤΑΘΜΟΣ</text:span><text:span text:style-name="T3"/></text:p>
      <text:list text:continue-numbering="true" text:style-name="WWNum2">
        <text:list-item>
          <text:p text:style-name="P11">Πότε μπορεί να είναι επικίνδυνος ο καιρός;</text:p>
        </text:list-item>
      </text:list>
      <text:p text:style-name="Standard"/>
      <text:p text:style-name="Standard"/>
      <text:list text:continue-numbering="true" text:style-name="WWNum2">
        <text:list-item>
          <text:p text:style-name="P11">Ποιες έξυπνες παρεμβάσεις θα μπορούσαν να γίνουν;</text:p>
        </text:list-item>
      </text:list>
      <text:p text:style-name="P4"><text:span text:style-name="T1">☐</text:span> Αυτόματη σκίαση<text:line-break/><text:span text:style-name="T1">☐</text:span> <text:span text:style-name="T2">Ψεκασμός</text:span> <text:span text:style-name="T2">νερού</text:span><text:line-break/><text:span text:style-name="T1">☐</text:span> <text:span text:style-name="T2">Προειδοποίηση</text:span> <text:span text:style-name="T2">καύσωνα</text:span><text:line-break/><text:span text:style-name="T1">☐</text:span> <text:span text:style-name="T2">Προστασία</text:span> <text:span text:style-name="T2">από</text:span> <text:span text:style-name="T2">άνεμο</text:span><text:line-break/><text:span text:style-name="T1">☐</text:span> <text:span text:style-name="T2">Άλλο</text:span>: __________</text:p>
      <text:list text:continue-numbering="true" text:style-name="WWNum2">
        <text:list-item>
          <text:p text:style-name="P11">Περιγράψτε μια ολοκληρωμένη υπηρεσία:</text:p>
        </text:list-item>
      </text:list>
      <text:p text:style-name="Standard"/>
      <text:p text:style-name="Standard"/>
      <text:p text:style-name="Standard"/>
      <text:p text:style-name="Standard" loext:marker-style-name="T3"><text:soft-page-break/><text:span text:style-name="T3">ΡΟΜΠΟΤ ΒΟΗΘΕΙΑΣ</text:span><text:span text:style-name="T3"/></text:p>
      <text:list text:continue-numbering="true" text:style-name="WWNum2">
        <text:list-item>
          <text:p text:style-name="P11"><text:s/>Σε ποια σημεία της περιοχής θα μπορούσε να κινείται;</text:p>
        </text:list-item>
      </text:list>
      <text:p text:style-name="Standard"/>
      <text:p text:style-name="Standard"/>
      <text:list text:continue-numbering="true" text:style-name="WWNum2">
        <text:list-item>
          <text:p text:style-name="P11">Ποιους θα βοηθά;</text:p>
        </text:list-item>
      </text:list>
      <text:p text:style-name="Standard"/>
      <text:p text:style-name="Standard"/>
      <text:list text:continue-numbering="true" text:style-name="WWNum2">
        <text:list-item>
          <text:p text:style-name="P11">Τι υπηρεσίες μπορεί να παρέχει;</text:p>
        </text:list-item>
      </text:list>
      <text:p text:style-name="P4"><text:span text:style-name="T1">☐</text:span> Μέτρηση παλμών<text:line-break/><text:span text:style-name="T1">☐</text:span> <text:span text:style-name="T2">Μέτρηση</text:span> <text:span text:style-name="T2">οξυγόνου</text:span><text:line-break/><text:span text:style-name="T1">☐</text:span> <text:span text:style-name="T2">Κλήση</text:span> <text:span text:style-name="T2">βοήθειας</text:span><text:line-break/><text:span text:style-name="T1">☐</text:span> <text:span text:style-name="T2">Παροχή</text:span> <text:span text:style-name="T2">πληροφοριών</text:span><text:line-break/><text:span text:style-name="T1">☐</text:span> <text:span text:style-name="T2">Καθοδήγηση</text:span> <text:span text:style-name="T2">τουριστών</text:span></text:p>
      <text:list text:continue-numbering="true" text:style-name="WWNum2">
        <text:list-item>
          <text:p text:style-name="P11">Σχεδιάστε ένα σενάριο χρήσης:</text:p>
        </text:list-item>
      </text:list>
      <text:p text:style-name="Standard"/>
      <text:p text:style-name="Standard"/>
      <text:p text:style-name="Standard"/>
      <text:p text:style-name="P13" loext:marker-style-name="T3"/>
      <text:h text:style-name="P2" text:outline-level="3">ΜΕΡΟΣ Γ – Αξιολόγηση Πρότασης</text:h>
      <text:list text:style-name="WWNum3">
        <text:list-item>
          <text:p text:style-name="P14">Είναι ρεαλιστική η ιδέα σας;<text:line-break/><text:span text:style-name="T1">☐</text:span> <text:span text:style-name="T2">Ναι</text:span><text:line-break/><text:span text:style-name="T1">☐</text:span> <text:span text:style-name="T2">Χρειάζεται</text:span> <text:span text:style-name="T2">βελτίωση</text:span></text:p>
        </text:list-item>
      </text:list>
      <text:p text:style-name="List_20_Paragraph"/>
      <text:list text:continue-numbering="true" text:style-name="WWNum3">
        <text:list-item>
          <text:p text:style-name="P14">Ποιο είναι το όφελος για την κοινότητα;</text:p>
        </text:list-item>
      </text:list>
      <text:p text:style-name="Standard"/>
      <text:p text:style-name="Standard"/>
      <text:list text:continue-numbering="true" text:style-name="WWNum3">
        <text:list-item>
          <text:p text:style-name="P14">Αν ήσασταν Δήμος, θα την υλοποιούσατε; Γιατί;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Επικεφαλίδα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Επικεφαλίδα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Επικεφαλίδα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Επικεφαλίδα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Επικεφαλίδα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365f9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Επικεφαλίδα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Επικεφαλίδα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Επικεφαλίδα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Επικεφαλίδα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Τίτλος_20_Char" style:class="chapter">
      <style:paragraph-properties fo:margin-top="0cm" fo:margin-bottom="0.141cm" style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Υπότιτλος_20_Ch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Απόσπασμα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Intense_20_Quote" style:display-name="Intense Quote" style:family="paragraph" style:parent-style-name="Standard" style:next-style-name="Standard" loext:linked-style-name="Έντονο_20_απόσπ.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365f91" fo:border-bottom="0.51pt solid #365f91"/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2_20_Char" style:display-name="Επικεφαλίδα 2 Char" style:family="text" style:parent-style-name="Default_20_Paragraph_20_Font" loext:linked-style-name="Heading_20_2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3_20_Char" style:display-name="Επικεφαλίδα 3 Char" style:family="text" style:parent-style-name="Default_20_Paragraph_20_Font" loext:linked-style-name="Heading_20_3"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4_20_Char" style:display-name="Επικεφαλίδα 4 Char" style:family="text" style:parent-style-name="Default_20_Paragraph_20_Font" loext:linked-style-name="Heading_20_4"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5_20_Char" style:display-name="Επικεφαλίδα 5 Char" style:family="text" style:parent-style-name="Default_20_Paragraph_20_Font" loext:linked-style-name="Heading_20_5">
      <style:text-properties fo:color="#365f9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6_20_Char" style:display-name="Επικεφαλίδα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7_20_Char" style:display-name="Επικεφαλίδα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8_20_Char" style:display-name="Επικεφαλίδα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Επικεφαλίδα_20_9_20_Char" style:display-name="Επικεφαλίδα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Τίτλος_20_Char" style:display-name="Τίτλος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Υπότιτλος_20_Char" style:display-name="Υπότιτλος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Απόσπασμα_20_Char" style:display-name="Απόσπασμα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Έντονο_20_απόσπ._20_Char" style:display-name="Έντονο απόσπ. Char" style:family="text" style:parent-style-name="Default_20_Paragraph_20_Font" loext:linked-style-name="Intense_20_Quote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365f9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56" style:display-name="ListLabel 56" style:family="text">
      <style:text-properties style:font-name="Calibri" fo:font-family="Calibri" style:font-family-generic="roman" style:font-pitch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60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4.60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87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1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8.41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9.68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0.9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'Courier New'" style:font-style-name="Κανονικά" style:font-family-generic="modern" style:font-pitch="fixed"/>
      </text:list-level-style-bullet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Θέμα του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assilis Vallianos</meta:initial-creator>
    <dc:creator>Vassilis Vallianos</dc:creator>
    <meta:editing-cycles>10</meta:editing-cycles>
    <meta:creation-date>2026-02-22T16:40:00</meta:creation-date>
    <dc:date>2026-02-24T05:52:00</dc:date>
    <meta:editing-duration>PT1H37M</meta:editing-duration>
    <meta:generator>LibreOffice/25.8.4.2$Windows_X86_64 LibreOffice_project/290daaa01b999472f0c7a3890eb6a550fd74c6df</meta:generator>
    <meta:document-statistic meta:table-count="1" meta:image-count="0" meta:object-count="0" meta:page-count="4" meta:paragraph-count="53" meta:word-count="362" meta:character-count="2279" meta:non-whitespace-character-count="1988"/>
    <meta:user-defined meta:name="AppVersion">16.0000</meta:user-defined>
    <meta:template xlink:type="simple" xlink:actuate="onRequest" xlink:title="Normal.dotm" xlink:href=""/>
  </office:meta>
</office:document-meta>
</file>